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5"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break-before="page" table:align="margins"/>
    </style:style>
    <style:style style:name="Tabelle1.A" style:family="table-column">
      <style:table-column-properties style:column-width="17cm" style:rel-column-width="65535*"/>
    </style:style>
    <style:style style:name="Tabelle1.A1" style:family="table-cell">
      <style:table-cell-properties fo:padding="0.097cm" fo:border="none"/>
    </style:style>
    <style:style style:name="Tabelle2" style:family="table">
      <style:table-properties style:width="16.995cm" table:align="left"/>
    </style:style>
    <style:style style:name="Tabelle2.A" style:family="table-column">
      <style:table-column-properties style:column-width="6.126cm"/>
    </style:style>
    <style:style style:name="Tabelle2.B" style:family="table-column">
      <style:table-column-properties style:column-width="4.946cm"/>
    </style:style>
    <style:style style:name="Tabelle2.C" style:family="table-column">
      <style:table-column-properties style:column-width="5.923cm"/>
    </style:style>
    <style:style style:name="Tabelle2.A1" style:family="table-cell">
      <style:table-cell-properties fo:background-color="#cccccc" fo:padding="0.097cm" fo:border="0.035cm solid #000000">
        <style:background-image/>
      </style:table-cell-properties>
    </style:style>
    <style:style style:name="Tabelle2.A2" style:family="table-cell">
      <style:table-cell-properties fo:padding="0.097cm" fo:border-left="0.035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35cm solid #000000" fo:border-top="none" fo:border-bottom="0.002cm solid #000000"/>
    </style:style>
    <style:style style:name="Tabelle2.A9" style:family="table-cell">
      <style:table-cell-properties fo:padding="0.097cm" fo:border-left="0.035cm solid #000000" fo:border-right="none" fo:border-top="none" fo:border-bottom="0.035cm solid #000000"/>
    </style:style>
    <style:style style:name="Tabelle2.B9" style:family="table-cell">
      <style:table-cell-properties fo:padding="0.097cm" fo:border-left="0.002cm solid #000000" fo:border-right="none" fo:border-top="none" fo:border-bottom="0.035cm solid #000000"/>
    </style:style>
    <style:style style:name="Tabelle2.C9" style:family="table-cell">
      <style:table-cell-properties fo:padding="0.097cm" fo:border-left="0.002cm solid #000000" fo:border-right="0.035cm solid #000000" fo:border-top="none" fo:border-bottom="0.035cm solid #000000"/>
    </style:style>
    <style:style style:name="Tabelle3" style:family="table">
      <style:table-properties style:width="16.995cm" table:align="left"/>
    </style:style>
    <style:style style:name="Tabelle3.A" style:family="table-column">
      <style:table-column-properties style:column-width="16.995cm"/>
    </style:style>
    <style:style style:name="Tabelle3.A1" style:family="table-cell">
      <style:table-cell-properties fo:background-color="#cccccc" fo:padding="0.097cm" fo:border="0.035cm solid #000000">
        <style:background-image/>
      </style:table-cell-properties>
    </style:style>
    <style:style style:name="Tabelle3.A2" style:family="table-cell">
      <style:table-cell-properties fo:padding="0.097cm" fo:border-left="0.035cm solid #000000" fo:border-right="0.035cm solid #000000" fo:border-top="none" fo:border-bottom="0.035cm solid #000000"/>
    </style:style>
    <style:style style:name="Tabelle4" style:family="table">
      <style:table-properties style:width="16.995cm" fo:break-before="page" table:align="left"/>
    </style:style>
    <style:style style:name="Tabelle4.A" style:family="table-column">
      <style:table-column-properties style:column-width="16.995cm"/>
    </style:style>
    <style:style style:name="Tabelle4.A1" style:family="table-cell">
      <style:table-cell-properties fo:background-color="#cccccc" fo:padding="0.097cm" fo:border="0.035cm solid #000000">
        <style:background-image/>
      </style:table-cell-properties>
    </style:style>
    <style:style style:name="Tabelle4.A2" style:family="table-cell">
      <style:table-cell-properties fo:padding="0.097cm" fo:border-left="0.035cm solid #000000" fo:border-right="0.035cm solid #000000" fo:border-top="none" fo:border-bottom="0.035cm solid #000000"/>
    </style:style>
    <style:style style:name="Tabelle5" style:family="table">
      <style:table-properties style:width="17cm" table:align="margins"/>
    </style:style>
    <style:style style:name="Tabelle5.A" style:family="table-column">
      <style:table-column-properties style:column-width="3.401cm" style:rel-column-width="13107*"/>
    </style:style>
    <style:style style:name="Tabelle5.B" style:family="table-column">
      <style:table-column-properties style:column-width="13.6cm" style:rel-column-width="52428*"/>
    </style:style>
    <style:style style:name="Tabelle5.A1" style:family="table-cell">
      <style:table-cell-properties fo:padding="0.097cm" fo:border="none"/>
    </style:style>
    <style:style style:name="Tabelle5.A2" style:family="table-cell" style:data-style-name="N36">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5" style:family="paragraph" style:parent-style-name="Heading_20_2">
      <style:paragraph-properties fo:break-before="pag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5pt" fo:font-weight="bold" style:font-size-asian="15pt" style:font-weight-asian="bold" style:font-size-complex="15pt"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Preformatted_20_Text">
      <style:text-properties style:font-name="Consolas"/>
    </style:style>
    <style:style style:name="P10" style:family="paragraph" style:parent-style-name="Preformatted_20_Text">
      <style:text-properties fo:color="#808080" style:font-name="Consolas"/>
    </style:style>
    <style:style style:name="P11" style:family="paragraph" style:parent-style-name="Heading_20_2">
      <style:paragraph-properties fo:break-before="page"/>
    </style:style>
    <style:style style:name="P12" style:family="paragraph" style:parent-style-name="Preformatted_20_Text">
      <style:text-properties fo:color="#808080" style:font-name="Consola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6" style:family="paragraph">
      <style:paragraph-properties fo:margin-left="0cm" fo:margin-right="0cm" fo:margin-top="0cm" fo:margin-bottom="0cm" fo:line-height="100%" fo:text-indent="0cm"/>
    </style:style>
    <style:style style:name="P17" style:family="paragraph">
      <style:paragraph-properties fo:margin-left="0cm" fo:margin-right="0cm" fo:margin-top="0cm" fo:margin-bottom="0cm" fo:line-height="100%" fo:text-indent="0cm"/>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3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3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3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3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4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4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5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5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5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5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draw:stroke-dash="Dash_20_57"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5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5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6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6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6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6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6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6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6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6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6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draw:stroke-dash="Dash_20_6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_20_7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draw:stroke-dash="Dash_20_72"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draw:stroke-dash="Dash_20_73"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draw:stroke-dash="Dash_20_74"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_20_75"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draw:stroke-dash="Dash_20_7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none" draw:stroke-dash="Dash_20_7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draw:stroke-dash="Dash_20_78"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draw:stroke-dash="Dash_20_7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draw:stroke-dash="Dash_20_8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draw:stroke-dash="Dash_20_8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draw:stroke-dash="Dash_20_8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draw:stroke-dash="Dash_20_8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draw:stroke-dash="Dash_20_8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draw:stroke-dash="Dash_20_8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draw:stroke-dash="Dash_20_8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draw:stroke-dash="Dash_20_8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draw:stroke-dash="Dash_20_8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draw:stroke-dash="Dash_20_9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draw:stroke-dash="Dash_20_9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draw:stroke-dash="Dash_20_9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draw:stroke-dash="Dash_20_9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draw:stroke-dash="Dash_20_9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draw:stroke-dash="Dash_20_9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draw:stroke-dash="Dash_20_9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draw:stroke-dash="Dash_20_9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draw:stroke-dash="Dash_20_9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draw:stroke-dash="Dash_20_9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draw:stroke-dash="Dash_20_10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draw:stroke-dash="Dash_20_10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draw:stroke-dash="Dash_20_10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draw:stroke-dash="Dash_20_10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draw:stroke-dash="Dash_20_10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draw:stroke-dash="Dash_20_10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draw:stroke-dash="Dash_20_10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draw:stroke-dash="Dash_20_10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draw:stroke-dash="Dash_20_10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draw:stroke-dash="Dash_20_10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draw:stroke-dash="Dash_20_11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draw:stroke-dash="Dash_20_11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draw:stroke-dash="Dash_20_11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draw:stroke-dash="Dash_20_11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draw:stroke-dash="Dash_20_11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draw:stroke-dash="Dash_20_11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draw:stroke-dash="Dash_20_11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draw:stroke-dash="Dash_20_11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draw:stroke-dash="Dash_20_11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solid" draw:stroke-dash="Dash_20_11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draw:stroke-dash="Dash_20_12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draw:stroke-dash="Dash_20_12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draw:stroke-dash="Dash_20_12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draw:stroke-dash="Dash_20_12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draw:stroke-dash="Dash_20_12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solid" draw:stroke-dash="Dash_20_12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solid" draw:stroke-dash="Dash_20_12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solid" draw:stroke-dash="Dash_20_12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solid" draw:stroke-dash="Dash_20_12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draw:stroke-dash="Dash_20_12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solid" draw:stroke-dash="Dash_20_13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draw:stroke-dash="Dash_20_13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solid" draw:stroke-dash="Dash_20_13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draw:stroke-dash="Dash_20_13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4" style:family="graphic">
      <style:graphic-properties draw:stroke="solid" draw:stroke-dash="Dash_20_13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draw:stroke-dash="Dash_20_13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draw:stroke-dash="Dash_20_13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none" draw:stroke-dash="Dash_20_137"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draw:stroke-dash="Dash_20_13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draw:stroke-dash="Dash_20_13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draw:stroke-dash="Dash_20_14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draw:stroke-dash="Dash_20_14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draw:stroke-dash="Dash_20_14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draw:stroke-dash="Dash_20_14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draw:stroke-dash="Dash_20_14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draw:stroke-dash="Dash_20_14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draw:stroke-dash="Dash_20_14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draw:stroke-dash="Dash_20_14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draw:stroke-dash="Dash_20_1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9" style:family="graphic">
      <style:graphic-properties draw:stroke="none" draw:stroke-dash="Dash_20_14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50" style:family="graphic">
      <style:graphic-properties draw:stroke="none" draw:stroke-dash="Dash_20_150"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151" style:family="graphic">
      <style:graphic-properties draw:stroke="none" draw:stroke-dash="Dash_20_151"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52" style:family="graphic">
      <style:graphic-properties draw:stroke="none" draw:stroke-dash="Dash_20_152"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53" style:family="graphic">
      <style:graphic-properties draw:stroke="none" draw:stroke-dash="Dash_20_153"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154" style:family="graphic">
      <style:graphic-properties draw:stroke="none" draw:stroke-dash="Dash_20_154"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155" style:family="graphic">
      <style:graphic-properties draw:stroke="none" draw:stroke-dash="Dash_20_155"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156" style:family="graphic">
      <style:graphic-properties draw:stroke="none" draw:stroke-dash="Dash_20_15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57" style:family="graphic">
      <style:graphic-properties draw:stroke="none" draw:stroke-dash="Dash_20_15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draw:stroke-dash="Dash_20_15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draw:stroke-dash="Dash_20_15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none" draw:stroke-dash="Dash_20_160"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none" draw:stroke-dash="Dash_20_16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none" draw:stroke-dash="Dash_20_16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none" draw:stroke-dash="Dash_20_16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none" draw:stroke-dash="Dash_20_16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none" draw:stroke-dash="Dash_20_165" svg:stroke-width="0cm" svg:stroke-color="#000000" draw:marker-start="" draw:marker-start-width="0.3cm" draw:marker-start-center="false" draw:marker-end=""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none" draw:stroke-dash="Dash_20_16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none" draw:stroke-dash="Dash_20_16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none" draw:stroke-dash="Dash_20_16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none" draw:stroke-dash="Dash_20_16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none" draw:stroke-dash="Dash_20_17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none" draw:stroke-dash="Dash_20_17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none" draw:stroke-dash="Dash_20_17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none" draw:stroke-dash="Dash_20_17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none" draw:stroke-dash="Dash_20_174"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5" style:family="graphic">
      <style:graphic-properties draw:stroke="none" draw:stroke-dash="Dash_20_175" svg:stroke-width="0cm" svg:stroke-color="#000000" draw:marker-start="" draw:marker-start-width="0.3cm" draw:marker-start-center="false" draw:marker-end=""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none" draw:stroke-dash="Dash_20_17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none" draw:stroke-dash="Dash_20_17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solid" draw:stroke-dash="Dash_20_178"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9" style:family="graphic">
      <style:graphic-properties draw:stroke="none" draw:stroke-dash="Dash_20_17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80" style:family="graphic">
      <style:graphic-properties draw:stroke="none" draw:stroke-dash="Dash_20_18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81" style:family="graphic">
      <style:graphic-properties draw:stroke="none" draw:stroke-dash="Dash_20_181"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82" style:family="graphic">
      <style:graphic-properties draw:stroke="none" draw:stroke-dash="Dash_20_182"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83" style:family="graphic">
      <style:graphic-properties draw:stroke="none" draw:stroke-dash="Dash_20_183"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84" style:family="graphic">
      <style:graphic-properties draw:stroke="none" draw:stroke-dash="Dash_20_184"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85" style:family="graphic">
      <style:graphic-properties draw:stroke="none" draw:stroke-dash="Dash_20_185"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86" style:family="graphic">
      <style:graphic-properties draw:stroke="none" draw:stroke-dash="Dash_20_18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87" style:family="graphic">
      <style:graphic-properties draw:stroke="none" draw:stroke-dash="Dash_20_18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88" style:family="graphic">
      <style:graphic-properties draw:stroke="none" draw:stroke-dash="Dash_20_188"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89" style:family="graphic">
      <style:graphic-properties draw:stroke="none" draw:stroke-dash="Dash_20_18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90" style:family="graphic">
      <style:graphic-properties draw:stroke="none" draw:stroke-dash="Dash_20_19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91" style:family="graphic">
      <style:graphic-properties draw:stroke="solid" draw:stroke-dash="Dash_20_191" svg:stroke-width="0.011cm" svg:stroke-color="#000000" draw:marker-start="" draw:marker-start-width="0.316cm" draw:marker-start-center="false" draw:marker-end="" draw:marker-end-width="0.316cm" draw:marker-end-center="false" draw:fill="none"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2" style:family="graphic">
      <style:graphic-properties draw:stroke="solid" draw:stroke-dash="Dash_20_192" svg:stroke-width="0.011cm" svg:stroke-color="#000000" draw:marker-start="" draw:marker-start-width="0.316cm" draw:marker-start-center="false" draw:marker-end="" draw:marker-end-width="0.316cm" draw:marker-end-center="false" draw:fill="none"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3" style:family="graphic">
      <style:graphic-properties draw:stroke="solid" draw:stroke-dash="Dash_20_193" svg:stroke-width="0.011cm" svg:stroke-color="#000000" draw:marker-start="" draw:marker-start-width="0.316cm" draw:marker-start-center="false" draw:marker-end="" draw:marker-end-width="0.316cm" draw:marker-end-center="false" draw:fill="none"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4" style:family="graphic">
      <style:graphic-properties draw:stroke="solid" draw:stroke-dash="Dash_20_194" svg:stroke-width="0.011cm" svg:stroke-color="#000000" draw:marker-start="" draw:marker-start-width="0.316cm" draw:marker-start-center="false" draw:marker-end="" draw:marker-end-width="0.316cm" draw:marker-end-center="false" draw:fill="none"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5" style:family="graphic">
      <style:graphic-properties draw:stroke="solid" draw:stroke-dash="Dash_20_195" svg:stroke-width="0.011cm" svg:stroke-color="#000000" draw:marker-start="" draw:marker-start-width="0.316cm" draw:marker-start-center="false" draw:marker-end="" draw:marker-end-width="0.316cm" draw:marker-end-center="false" draw:fill="none"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6" style:family="graphic">
      <style:graphic-properties draw:stroke="solid" draw:stroke-dash="Dash_20_196"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7" style:family="graphic">
      <style:graphic-properties draw:stroke="solid" draw:stroke-dash="Dash_20_19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8" style:family="graphic">
      <style:graphic-properties draw:stroke="solid" draw:stroke-dash="Dash_20_19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table-cell table:style-name="Tabelle1.A1" office:value-type="string">
            <text:p text:style-name="P3">Projektdokumentation</text:p>
            <text:p text:style-name="P2">Licht- und Rollladensteuerung</text:p>
            <text:p text:style-name="Standard"/>
            <text:p text:style-name="P4">von Darien, Adorian und André</text:p>
          </table:table-cell>
        </table:table-row>
        <table:table-row>
          <table:table-cell table:style-name="Tabelle1.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table-cell table:style-name="Tabelle1.A1" office:value-type="string">
            <text:p text:style-name="Standard"><text:span text:style-name="T1">Fach: </text:span>Technische Informatik (Labor)<text:line-break/><text:span text:style-name="T1">Lehrer:</text:span> Karl Laber<text:line-break/><text:span text:style-name="T1">Abgabetermin:</text:span> XX.XX.XXXX</text:p>
          </table: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14">Projektbeschreibung<text:tab/>3</text:p>
          <text:p text:style-name="P13">Raumansteuerung<text:tab/>3</text:p>
          <text:p text:style-name="P13">Lichtsteuerung<text:tab/>3</text:p>
          <text:p text:style-name="P13">Rollladensteuerung<text:tab/>3</text:p>
          <text:p text:style-name="P14">Bedienungsanleitung<text:tab/>4</text:p>
          <text:p text:style-name="P14">Programmcode<text:tab/>6</text:p>
          <text:p text:style-name="P14">Arbeitsablauf<text:tab/>8</text:p>
        </text:index-body>
      </text:table-of-content>
      <text:h text:style-name="Heading_20_2" text:outline-level="2"/>
      <text:h text:style-name="P5" text:outline-level="2">Projektbeschreibung</text:h>
      <text:p text:style-name="Text_20_body">Es soll für mehrere Räume eine Lichtsteuerung und Rollladensteuerung geben. Für jeden Raum soll das Licht ansteuerbar sein. Außerdem soll im Haus ein Rollladen ansteuerbar sein. Mit einem Taster soll in den Automatikmodus gewechselt werden können. In diesem wird die Steuerung automatisch für alle Zimmer übernommen anhand der Messung eines Helligkeitssensors.</text:p>
      <text:p text:style-name="Text_20_body">Die Sieben-Segment Anzeige zeigt in welchem Raum man sich bei der Steuerung befindet. Zwei Taster schalten zum nächsten oder zum vorherigen Raum. Ein Taster macht das Licht an oder aus und ein anderer schaltet den Automatik-Modus an oder aus. Zwei weitere Schalter fahren die Rollladen hoch oder runter. Bei einem kurzen Drücken auf eine Taste (z.B. die Taste um den Rollladen hochzufahren) fährt dieser ganz hoch. Ansonsten muss der Taster gedrückt gehalten werden damit der Rollladen sich bewegt.</text:p>
      <text:h text:style-name="Heading_20_3" text:outline-level="3"><text:bookmark text:name="user-content-raumansteuerung"/>Raumansteuerung</text:h>
      <text:p text:style-name="Text_20_body">Jeder Raum soll ein individuell ansteuerbares Licht erhalten. Mit zwei Tastern können die Räume aufwärts und abwärts gewechselt werden. Dies gibt an für welchen Raum die Ansteuerung der folgenden Features gilt. Auf der 7-Segment Anzeige wird angezeigt welcher Raum gerade verwendet wird.</text:p>
      <text:h text:style-name="Heading_20_3" text:outline-level="3"><text:bookmark text:name="user-content-lichtsteuerung"/>Lichtsteuerung</text:h>
      <text:p text:style-name="Text_20_body">Mit einer Taste kann man das Licht in dem ausgewählten Raum an und aus schalten. Es gibt 8 Räume, dargestellt mit 8 LEDs. </text:p>
      <text:h text:style-name="Heading_20_3" text:outline-level="3"><text:bookmark text:name="user-content-rolladensteuerung"/>Rollladensteuerung</text:h>
      <text:p text:style-name="Text_20_body">Mit zwei Tastern kann gesteuert werden ob der Rollladen hoch oder herunter gefahren werden soll. Bei einem kurzen Antippen wird der Rollladen komplett herauf oder herunter gefahren. Sollte der Taster gedrückt gehalten werden bewegt sich der Rollladen nur so lange bis der Taster wieder los gelassen wird. </text:p>
      <text:h text:style-name="P5" text:outline-level="2">Bedienungsanleitung</text:h>
      <text:p text:style-name="Text_20_body">Zunächst muss der Rollladen mit Port 4 des Mikrocontrollers verbunden werden. Dies sollte gemäß der Abbildung geschehen.</text:p>
      <text:p text:style-name="Text_20_body"><draw:g text:anchor-type="paragraph" draw:z-index="2" draw:style-name="gr1"><draw:rect draw:style-name="gr158" draw:text-style-name="P15" svg:width="4cm" svg:height="2.601cm" svg:x="0.694cm" svg:y="3.454cm"><text:p/></draw:rect><draw:rect draw:style-name="gr159" draw:text-style-name="P15" svg:width="4cm" svg:height="2.5cm" svg:x="0.694cm" svg:y="0.455cm"><text:p/></draw:rect><draw:circle draw:style-name="gr160" draw:text-style-name="P15" svg:width="0.301cm" svg:height="0.301cm" svg:x="1.293cm" svg:y="1.854cm"><text:p/></draw:circle><draw:circle draw:style-name="gr161" draw:text-style-name="P15" svg:width="0.301cm" svg:height="0.301cm" svg:x="1.893cm" svg:y="1.154cm"><text:p/></draw:circle><draw:circle draw:style-name="gr162" draw:text-style-name="P15" svg:width="0.301cm" svg:height="0.301cm" svg:x="2.493cm" svg:y="1.154cm"><text:p/></draw:circle><draw:circle draw:style-name="gr163" draw:text-style-name="P15" svg:width="0.301cm" svg:height="0.301cm" svg:x="3.092cm" svg:y="1.154cm"><text:p/></draw:circle><draw:ellipse draw:style-name="gr164" draw:text-style-name="P15" svg:width="0.302cm" svg:height="0.301cm" svg:x="3.692cm" svg:y="1.154cm"><text:p/></draw:ellipse><draw:circle draw:style-name="gr165" draw:text-style-name="P15" svg:width="0.301cm" svg:height="0.301cm" svg:x="1.293cm" svg:y="1.154cm"><text:p/></draw:circle><draw:circle draw:style-name="gr166" draw:text-style-name="P15" svg:width="0.301cm" svg:height="0.301cm" svg:x="1.893cm" svg:y="1.854cm"><text:p/></draw:circle><draw:circle draw:style-name="gr167" draw:text-style-name="P15" svg:width="0.301cm" svg:height="0.301cm" svg:x="2.493cm" svg:y="1.854cm"><text:p/></draw:circle><draw:circle draw:style-name="gr168" draw:text-style-name="P15" svg:width="0.301cm" svg:height="0.301cm" svg:x="3.092cm" svg:y="1.854cm"><text:p/></draw:circle><draw:ellipse draw:style-name="gr169" draw:text-style-name="P15" svg:width="0.302cm" svg:height="0.301cm" svg:x="3.692cm" svg:y="1.854cm"><text:p/></draw:ellipse><draw:ellipse draw:style-name="gr170" draw:text-style-name="P15" svg:width="0.301cm" svg:height="0.302cm" svg:x="2.293cm" svg:y="3.753cm"><text:p/></draw:ellipse><draw:ellipse draw:style-name="gr171" draw:text-style-name="P15" svg:width="0.301cm" svg:height="0.302cm" svg:x="2.893cm" svg:y="3.753cm"><text:p/></draw:ellipse><draw:ellipse draw:style-name="gr172" draw:text-style-name="P15" svg:width="0.301cm" svg:height="0.302cm" svg:x="3.493cm" svg:y="3.753cm"><text:p/></draw:ellipse><draw:ellipse draw:style-name="gr173" draw:text-style-name="P15" svg:width="0.301cm" svg:height="0.302cm" svg:x="4.093cm" svg:y="3.753cm"><text:p/></draw:ellipse><draw:ellipse draw:style-name="gr174" draw:text-style-name="P15" svg:width="0.302cm" svg:height="0.301cm" draw:transform="rotate (-1.57079632679579) translate (1.29293055555556cm 3.75179166666667cm)"><text:p/></draw:ellipse><draw:circle draw:style-name="gr175" draw:text-style-name="P15" svg:width="0.301cm" svg:height="0.301cm" draw:transform="rotate (-1.57079632679579) translate (1.29293055555556cm 4.35504166666667cm)"><text:p/></draw:circle><draw:circle draw:style-name="gr176" draw:text-style-name="P15" svg:width="0.301cm" svg:height="0.301cm" draw:transform="rotate (-1.57079632679579) translate (1.29293055555556cm 4.95476388888889cm)"><text:p/></draw:circle><draw:circle draw:style-name="gr177" draw:text-style-name="P15" svg:width="0.301cm" svg:height="0.301cm" draw:transform="rotate (-1.57079632679579) translate (1.29293055555556cm 5.55448611111111cm)"><text:p/></draw:circle><draw:polyline draw:style-name="gr178" draw:text-style-name="P15" svg:width="3.099cm" svg:height="1.399cm" svg:x="1.093cm" svg:y="1.054cm" svg:viewBox="0 0 3100 1400" draw:points="1200,0 100,0 0,0 0,1400 3100,1400 3100,0 1900,0"><text:p/></draw:polyline><draw:frame draw:style-name="gr179" draw:text-style-name="P19" svg:width="1.101cm" svg:height="0.498cm" svg:x="1.493cm" svg:y="1.362cm"><draw:text-box><text:p text:style-name="P18"><text:span text:style-name="T2">P4.0</text:span></text:p></draw:text-box></draw:frame><draw:frame draw:style-name="gr180" draw:text-style-name="P19" svg:width="1.101cm" svg:height="0.498cm" svg:x="0.893cm" svg:y="1.362cm"><draw:text-box><text:p text:style-name="P18"><text:span text:style-name="T2">GND</text:span></text:p></draw:text-box></draw:frame><draw:frame draw:style-name="gr181" draw:text-style-name="P19" svg:width="1.101cm" svg:height="0.498cm" svg:x="0.893cm" svg:y="2.055cm"><draw:text-box><text:p text:style-name="P18"><text:span text:style-name="T2">+5V</text:span></text:p></draw:text-box></draw:frame><draw:frame draw:style-name="gr182" draw:text-style-name="P19" svg:width="1.101cm" svg:height="0.498cm" svg:x="1.493cm" svg:y="2.055cm"><draw:text-box><text:p text:style-name="P18"><text:span text:style-name="T2">P4.1</text:span></text:p></draw:text-box></draw:frame><draw:frame draw:style-name="gr183" draw:text-style-name="P19" svg:width="1.101cm" svg:height="0.498cm" svg:x="2.092cm" svg:y="1.355cm"><draw:text-box><text:p text:style-name="P18"><text:span text:style-name="T2">P4.2</text:span></text:p></draw:text-box></draw:frame><draw:frame draw:style-name="gr184" draw:text-style-name="P19" svg:width="1.101cm" svg:height="0.498cm" svg:x="2.092cm" svg:y="2.062cm"><draw:text-box><text:p text:style-name="P18"><text:span text:style-name="T2">P4.3</text:span></text:p></draw:text-box></draw:frame><draw:frame draw:style-name="gr185" draw:text-style-name="P19" svg:width="1.101cm" svg:height="0.498cm" svg:x="0.593cm" svg:y="4.561cm"><draw:text-box><text:p text:style-name="P18"><text:span text:style-name="T2">GND</text:span></text:p></draw:text-box></draw:frame><draw:frame draw:style-name="gr186" draw:text-style-name="P19" svg:width="1.101cm" svg:height="0.498cm" svg:x="0.593cm" svg:y="3.962cm"><draw:text-box><text:p text:style-name="P18"><text:span text:style-name="T2">+5V</text:span></text:p></draw:text-box></draw:frame><draw:frame draw:style-name="gr187" draw:text-style-name="P19" svg:width="1.101cm" svg:height="0.498cm" svg:x="3.692cm" svg:y="3.962cm"><draw:text-box><text:p text:style-name="P18"><text:span text:style-name="T2">1</text:span></text:p></draw:text-box></draw:frame><draw:frame draw:style-name="gr188" draw:text-style-name="P19" svg:width="1.101cm" svg:height="0.498cm" svg:x="3.092cm" svg:y="3.955cm"><draw:text-box><text:p text:style-name="P18"><text:span text:style-name="T2">2</text:span></text:p></draw:text-box></draw:frame><draw:frame draw:style-name="gr189" draw:text-style-name="P19" svg:width="1.101cm" svg:height="0.498cm" svg:x="2.493cm" svg:y="3.955cm"><draw:text-box><text:p text:style-name="P18"><text:span text:style-name="T2">3</text:span></text:p></draw:text-box></draw:frame><draw:frame draw:style-name="gr190" draw:text-style-name="P19" svg:width="1.101cm" svg:height="0.498cm" svg:x="1.893cm" svg:y="3.955cm"><draw:text-box><text:p text:style-name="P18"><text:span text:style-name="T2">4</text:span></text:p></draw:text-box></draw:frame><draw:polyline draw:style-name="gr191" draw:text-style-name="P15" svg:width="3.099cm" svg:height="3.199cm" svg:x="1.995cm" svg:y="0.654cm" svg:viewBox="0 0 3100 3200" draw:points="0,619 0,0 3100,0 3100,3200 2459,3200"><text:p/></draw:polyline><draw:line draw:style-name="gr192" draw:text-style-name="P15" svg:x1="4.495cm" svg:y1="3.854cm" svg:x2="4.295cm" svg:y2="3.854cm"><text:p/></draw:line><draw:polyline draw:style-name="gr193" draw:text-style-name="P15" svg:width="2.899cm" svg:height="3.099cm" svg:x="2.093cm" svg:y="0.754cm" svg:viewBox="0 0 2900 3100" draw:points="0,1200 0,0 2900,0 2900,2900 1600,2900 1600,3100"><text:p/></draw:polyline><draw:polyline draw:style-name="gr194" draw:text-style-name="P15" svg:width="2.299cm" svg:height="2.999cm" svg:x="2.593cm" svg:y="0.854cm" svg:viewBox="0 0 2300 3000" draw:points="0,400 0,0 2300,0 2300,2700 500,2700 500,3000"><text:p/></draw:polyline><draw:polyline draw:style-name="gr195" draw:text-style-name="P15" svg:width="2.299cm" svg:height="2.899cm" svg:x="2.494cm" svg:y="0.954cm" svg:viewBox="0 0 2300 2900" draw:points="200,1100 200,0 2300,0 2300,2400 0,2400 0,2900"><text:p/></draw:polyline><draw:circle draw:style-name="gr196" draw:text-style-name="P15" svg:width="1.1cm" svg:height="1.1cm" svg:x="2.593cm" svg:y="4.655cm"><text:p/></draw:circle><draw:custom-shape draw:style-name="gr197" draw:text-style-name="P15" svg:width="0.5cm" svg:height="0.5cm" svg:x="2.893cm" svg:y="4.9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8" draw:text-style-name="P15" svg:width="0.5cm" svg:height="0.802cm" draw:transform="rotate (-1.57079632679579) translate (3.99344444444444cm 4.954763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Text_20_body"/>
      <text:p text:style-name="Text_20_body"/>
      <text:p text:style-name="Text_20_body"/>
      <text:p text:style-name="Text_20_body"/>
      <text:p text:style-name="Text_20_body"/>
      <text:p text:style-name="Text_20_body"/>
      <text:p text:style-name="Text_20_body">Optional können die Ports für die Ausgabe und Eingabe verändert werden. Die Standardbelegung wird hier aufgeführt:</text:p>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7">Standardbelegung der Ports</text:p>
          </table:table-cell>
          <table:covered-table-cell/>
          <table:covered-table-cell/>
        </table:table-row>
        <table:table-row>
          <table:table-cell table:style-name="Tabelle2.A2" office:value-type="string">
            <text:p text:style-name="Table_20_Contents">Taster – Vorheriger Raum</text:p>
          </table:table-cell>
          <table:table-cell table:style-name="Tabelle2.B2" office:value-type="string">
            <text:p text:style-name="Table_20_Contents">Port 0.0</text:p>
          </table:table-cell>
          <table:table-cell table:style-name="Tabelle2.C2" office:value-type="string">
            <text:p text:style-name="Table_20_Contents">0x80</text:p>
          </table:table-cell>
        </table:table-row>
        <table:table-row>
          <table:table-cell table:style-name="Tabelle2.A2" office:value-type="string">
            <text:p text:style-name="Table_20_Contents">Taster – Licht An/Aus</text:p>
          </table:table-cell>
          <table:table-cell table:style-name="Tabelle2.B2" office:value-type="string">
            <text:p text:style-name="Table_20_Contents">Port 0.1</text:p>
          </table:table-cell>
          <table:table-cell table:style-name="Tabelle2.C2" office:value-type="string">
            <text:p text:style-name="Table_20_Contents">0x81</text:p>
          </table:table-cell>
        </table:table-row>
        <table:table-row>
          <table:table-cell table:style-name="Tabelle2.A2" office:value-type="string">
            <text:p text:style-name="Table_20_Contents">Taster – Nächster Raum</text:p>
          </table:table-cell>
          <table:table-cell table:style-name="Tabelle2.B2" office:value-type="string">
            <text:p text:style-name="Table_20_Contents">Port 0.3</text:p>
          </table:table-cell>
          <table:table-cell table:style-name="Tabelle2.C2" office:value-type="string">
            <text:p text:style-name="Table_20_Contents">0x83</text:p>
          </table:table-cell>
        </table:table-row>
        <table:table-row>
          <table:table-cell table:style-name="Tabelle2.A2" office:value-type="string">
            <text:p text:style-name="Table_20_Contents">Taster – Rollladen Auf</text:p>
          </table:table-cell>
          <table:table-cell table:style-name="Tabelle2.B2" office:value-type="string">
            <text:p text:style-name="Table_20_Contents">Port 2.0</text:p>
          </table:table-cell>
          <table:table-cell table:style-name="Tabelle2.C2" office:value-type="string">
            <text:p text:style-name="Table_20_Contents">0xA0</text:p>
          </table:table-cell>
        </table:table-row>
        <table:table-row>
          <table:table-cell table:style-name="Tabelle2.A2" office:value-type="string">
            <text:p text:style-name="Table_20_Contents">Taster – Rollladen Zu</text:p>
          </table:table-cell>
          <table:table-cell table:style-name="Tabelle2.B2" office:value-type="string">
            <text:p text:style-name="Table_20_Contents">Port 2.1</text:p>
          </table:table-cell>
          <table:table-cell table:style-name="Tabelle2.C2" office:value-type="string">
            <text:p text:style-name="Table_20_Contents">0xA1</text:p>
          </table:table-cell>
        </table:table-row>
        <table:table-row>
          <table:table-cell table:style-name="Tabelle2.A2" office:value-type="string">
            <text:p text:style-name="Table_20_Contents">Raumbeleuchtung</text:p>
          </table:table-cell>
          <table:table-cell table:style-name="Tabelle2.B2" office:value-type="string">
            <text:p text:style-name="Table_20_Contents">Port 1</text:p>
          </table:table-cell>
          <table:table-cell table:style-name="Tabelle2.C2" office:value-type="string">
            <text:p text:style-name="Table_20_Contents">0x90</text:p>
          </table:table-cell>
        </table:table-row>
        <table:table-row>
          <table:table-cell table:style-name="Tabelle2.A2" office:value-type="string">
            <text:p text:style-name="Table_20_Contents">Sieben-Segment-Anzeige</text:p>
          </table:table-cell>
          <table:table-cell table:style-name="Tabelle2.B2" office:value-type="string">
            <text:p text:style-name="Table_20_Contents">Port 3</text:p>
          </table:table-cell>
          <table:table-cell table:style-name="Tabelle2.C2" office:value-type="string">
            <text:p text:style-name="Table_20_Contents">0xB0</text:p>
          </table:table-cell>
        </table:table-row>
        <table:table-row>
          <table:table-cell table:style-name="Tabelle2.A9" office:value-type="string">
            <text:p text:style-name="Table_20_Contents">Rollladenmotor</text:p>
          </table:table-cell>
          <table:table-cell table:style-name="Tabelle2.B9" office:value-type="string">
            <text:p text:style-name="Table_20_Contents">Port 4</text:p>
          </table:table-cell>
          <table:table-cell table:style-name="Tabelle2.C9" office:value-type="string">
            <text:p text:style-name="Table_20_Contents">0xC7</text:p>
          </table:table-cell>
        </table:table-row>
      </table:table>
      <text:p text:style-name="Text_20_body"/>
      <text:p text:style-name="Text_20_body"><draw:g text:anchor-type="paragraph" draw:z-index="0" draw:style-name="gr1"><draw:custom-shape draw:style-name="gr2" draw:text-style-name="P15" svg:width="8cm" svg:height="5cm" svg:x="0.002cm" svg:y="-0.215cm"><text:p/><draw:enhanced-geometry svg:viewBox="0 0 21600 21600" draw:mirror-horizontal="false" draw:mirror-vertical="false"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4" draw:text-style-name="P15" svg:width="1.001cm" svg:height="1.301cm" svg:x="5.301cm" svg:y="2.784cm"><text:p/></draw:rect><draw:custom-shape draw:style-name="gr5" draw:text-style-name="P15" svg:width="0.2cm" svg:height="0.101cm" svg:x="5.701cm" svg:y="2.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6" draw:text-style-name="P15" svg:width="0.2cm" svg:height="0.1cm" svg:x="5.496cm" svg:y="2.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7" draw:text-style-name="P15" svg:width="0.2cm" svg:height="0.1cm" svg:x="5.701cm" svg:y="3.385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 draw:text-style-name="P15" svg:width="0.2cm" svg:height="0.101cm" svg:x="5.496cm" svg:y="3.385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 draw:text-style-name="P15" svg:width="0.202cm" svg:height="0.101cm" draw:transform="rotate (-1.57079632679579) translate (6.00075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 draw:text-style-name="P15" svg:width="0.2cm" svg:height="0.101cm" draw:transform="rotate (1.5707963267946) translate (5.89491666666667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 draw:text-style-name="P15" svg:width="0.202cm" svg:height="0.1cm" draw:transform="rotate (-1.57079632679579) translate (5.50156944444445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2" draw:text-style-name="P15" svg:width="0.2cm" svg:height="0.101cm" draw:transform="rotate (1.5707963267946) translate (5.39573611111111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 draw:text-style-name="P15" svg:width="0.2cm" svg:height="0.101cm" svg:x="5.701cm" svg:y="3.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 draw:text-style-name="P15" svg:width="0.2cm" svg:height="0.1cm" svg:x="5.496cm" svg:y="3.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 draw:text-style-name="P15" svg:width="0.2cm" svg:height="0.101cm" draw:transform="rotate (-1.57079632679579) translate (6.00075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6" draw:text-style-name="P15" svg:width="0.202cm" svg:height="0.101cm" draw:transform="rotate (1.5707963267946) translate (5.89491666666667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7" draw:text-style-name="P15" svg:width="0.2cm" svg:height="0.1cm" draw:transform="rotate (-1.57079632679579) translate (5.50156944444445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8" draw:text-style-name="P15" svg:width="0.202cm" svg:height="0.101cm" draw:transform="rotate (1.5707963267946) translate (5.39573611111111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19" draw:text-style-name="P15" svg:width="0.101cm" svg:height="0.101cm" svg:x="6.102cm" svg:y="3.884cm"><text:p/></draw:circle></draw:g><draw:g draw:style-name="gr3"><draw:rect draw:style-name="gr20" draw:text-style-name="P15" svg:width="1.001cm" svg:height="1.301cm" svg:x="6.502cm" svg:y="2.784cm"><text:p/></draw:rect><draw:custom-shape draw:style-name="gr21" draw:text-style-name="P15" svg:width="0.202cm" svg:height="0.101cm" svg:x="6.901cm" svg:y="2.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 draw:text-style-name="P15" svg:width="0.2cm" svg:height="0.1cm" svg:x="6.697cm" svg:y="2.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 draw:text-style-name="P15" svg:width="0.202cm" svg:height="0.1cm" svg:x="6.901cm" svg:y="3.385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4" draw:text-style-name="P15" svg:width="0.2cm" svg:height="0.101cm" svg:x="6.697cm" svg:y="3.385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5" draw:text-style-name="P15" svg:width="0.202cm" svg:height="0.1cm" draw:transform="rotate (-1.57079632679579) translate (7.20195833333333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6" draw:text-style-name="P15" svg:width="0.2cm" svg:height="0.101cm" draw:transform="rotate (1.5707963267946) translate (7.09436111111111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7" draw:text-style-name="P15" svg:width="0.202cm" svg:height="0.101cm" draw:transform="rotate (-1.57079632679579) translate (6.70277777777778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8" draw:text-style-name="P15" svg:width="0.2cm" svg:height="0.101cm" draw:transform="rotate (1.5707963267946) translate (6.59694444444444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9" draw:text-style-name="P15" svg:width="0.202cm" svg:height="0.101cm" svg:x="6.901cm" svg:y="3.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 draw:text-style-name="P15" svg:width="0.2cm" svg:height="0.1cm" svg:x="6.697cm" svg:y="3.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1" draw:text-style-name="P15" svg:width="0.2cm" svg:height="0.1cm" draw:transform="rotate (-1.57079632679579) translate (7.20195833333333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2" draw:text-style-name="P15" svg:width="0.202cm" svg:height="0.101cm" draw:transform="rotate (1.5707963267946) translate (7.09436111111111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3" draw:text-style-name="P15" svg:width="0.2cm" svg:height="0.101cm" draw:transform="rotate (-1.57079632679579) translate (6.70277777777778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4" draw:text-style-name="P15" svg:width="0.202cm" svg:height="0.101cm" draw:transform="rotate (1.5707963267946) translate (6.59694444444444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35" draw:text-style-name="P15" svg:width="0.101cm" svg:height="0.101cm" svg:x="7.301cm" svg:y="3.884cm"><text:p/></draw:circle></draw:g><draw:g draw:style-name="gr3"><draw:rect draw:style-name="gr36" draw:text-style-name="P15" svg:width="0.5cm" svg:height="0.502cm" svg:x="0.501cm" svg:y="0.783cm"><text:p/></draw:rect><draw:circle draw:style-name="gr37" draw:text-style-name="P15" svg:width="0.301cm" svg:height="0.301cm" svg:x="0.602cm" svg:y="0.884cm"><text:p/></draw:circle></draw:g><draw:g draw:style-name="gr3"><draw:rect draw:style-name="gr38" draw:text-style-name="P15" svg:width="0.5cm" svg:height="0.502cm" svg:x="0.501cm" svg:y="1.584cm"><text:p/></draw:rect><draw:circle draw:style-name="gr39" draw:text-style-name="P15" svg:width="0.301cm" svg:height="0.301cm" svg:x="0.602cm" svg:y="1.685cm"><text:p/></draw:circle></draw:g><draw:g draw:style-name="gr3"><draw:rect draw:style-name="gr40" draw:text-style-name="P15" svg:width="0.502cm" svg:height="0.502cm" svg:x="1.401cm" svg:y="1.184cm"><text:p/></draw:rect><draw:circle draw:style-name="gr41" draw:text-style-name="P15" svg:width="0.301cm" svg:height="0.301cm" svg:x="1.501cm" svg:y="1.284cm"><text:p/></draw:circle></draw:g><draw:g draw:style-name="gr3"><draw:circle draw:style-name="gr42" draw:text-style-name="P15" svg:width="0.301cm" svg:height="0.301cm" svg:x="6.502cm" svg:y="0.284cm"><text:p/></draw:circle><draw:circle draw:style-name="gr43" draw:text-style-name="P15" svg:width="0.301cm" svg:height="0.301cm" svg:x="6.001cm" svg:y="0.284cm"><text:p/></draw:circle><draw:circle draw:style-name="gr44" draw:text-style-name="P15" svg:width="0.301cm" svg:height="0.301cm" svg:x="5.502cm" svg:y="0.284cm"><text:p/></draw:circle><draw:circle draw:style-name="gr45" draw:text-style-name="P15" svg:width="0.301cm" svg:height="0.301cm" svg:x="5.001cm" svg:y="0.284cm"><text:p/></draw:circle><draw:circle draw:style-name="gr46" draw:text-style-name="P15" svg:width="0.301cm" svg:height="0.301cm" svg:x="4.502cm" svg:y="0.284cm"><text:p/></draw:circle><draw:circle draw:style-name="gr47" draw:text-style-name="P15" svg:width="0.301cm" svg:height="0.301cm" svg:x="4.001cm" svg:y="0.284cm"><text:p/></draw:circle><draw:circle draw:style-name="gr48" draw:text-style-name="P15" svg:width="0.301cm" svg:height="0.301cm" svg:x="3.502cm" svg:y="0.284cm"><text:p/></draw:circle><draw:circle draw:style-name="gr49" draw:text-style-name="P15" svg:width="0.301cm" svg:height="0.301cm" svg:x="3.001cm" svg:y="0.284cm"><text:p/></draw:circle></draw:g><draw:g draw:style-name="gr3"><draw:rect draw:style-name="gr50" draw:text-style-name="P15" svg:width="0.502cm" svg:height="0.502cm" svg:x="3.001cm" svg:y="0.884cm"><text:p/></draw:rect><draw:circle draw:style-name="gr51" draw:text-style-name="P15" svg:width="0.301cm" svg:height="0.301cm" svg:x="3.101cm" svg:y="0.984cm"><text:p/></draw:circle></draw:g><draw:g draw:style-name="gr3"><draw:rect draw:style-name="gr52" draw:text-style-name="P15" svg:width="0.502cm" svg:height="0.502cm" svg:x="6.301cm" svg:y="0.884cm"><text:p/></draw:rect><draw:circle draw:style-name="gr53" draw:text-style-name="P15" svg:width="0.301cm" svg:height="0.301cm" svg:x="6.401cm" svg:y="0.984cm"><text:p/></draw:circle></draw:g><draw:g draw:style-name="gr3"><draw:rect draw:style-name="gr54" draw:text-style-name="P15" svg:width="0.5cm" svg:height="0.502cm" svg:x="4.101cm" svg:y="0.884cm"><text:p/></draw:rect><draw:circle draw:style-name="gr55" draw:text-style-name="P15" svg:width="0.301cm" svg:height="0.301cm" svg:x="4.202cm" svg:y="0.984cm"><text:p/></draw:circle></draw:g><draw:g draw:style-name="gr3"><draw:rect draw:style-name="gr56" draw:text-style-name="P15" svg:width="0.5cm" svg:height="0.502cm" svg:x="5.202cm" svg:y="0.884cm"><text:p/></draw:rect><draw:circle draw:style-name="gr57" draw:text-style-name="P15" svg:width="0.301cm" svg:height="0.301cm" svg:x="5.301cm" svg:y="0.984cm"><text:p/></draw:circle></draw:g><draw:frame draw:style-name="gr58" draw:text-style-name="P17" svg:width="2.401cm" svg:height="0.502cm" svg:x="0.201cm" svg:y="0.184cm"><draw:text-box><text:p text:style-name="P16"><text:span text:style-name="T2">C8051F340</text:span></text:p></draw:text-box></draw:frame><draw:g draw:style-name="gr3"><draw:circle draw:style-name="gr59" draw:text-style-name="P15" svg:width="0.202cm" svg:height="0.202cm" svg:x="3.3cm" svg:y="3.484cm"><text:p/></draw:circle><draw:ellipse draw:style-name="gr60" draw:text-style-name="P15" svg:width="0.2cm" svg:height="0.202cm" svg:x="3.602cm" svg:y="3.484cm"><text:p/></draw:ellipse><draw:circle draw:style-name="gr61" draw:text-style-name="P15" svg:width="0.202cm" svg:height="0.202cm" svg:x="3.001cm" svg:y="3.484cm"><text:p/></draw:circle><draw:circle draw:style-name="gr62" draw:text-style-name="P15" svg:width="0.202cm" svg:height="0.202cm" svg:x="2.701cm" svg:y="3.484cm"><text:p/></draw:circle><draw:circle draw:style-name="gr63" draw:text-style-name="P15" svg:width="0.202cm" svg:height="0.202cm" svg:x="2.401cm" svg:y="3.484cm"><text:p/></draw:circle><draw:circle draw:style-name="gr64" draw:text-style-name="P15" svg:width="0.202cm" svg:height="0.202cm" svg:x="3.3cm" svg:y="3.784cm"><text:p/></draw:circle><draw:ellipse draw:style-name="gr65" draw:text-style-name="P15" svg:width="0.2cm" svg:height="0.202cm" svg:x="3.602cm" svg:y="3.784cm"><text:p/></draw:ellipse><draw:circle draw:style-name="gr66" draw:text-style-name="P15" svg:width="0.202cm" svg:height="0.202cm" svg:x="3.001cm" svg:y="3.784cm"><text:p/></draw:circle><draw:circle draw:style-name="gr67" draw:text-style-name="P15" svg:width="0.202cm" svg:height="0.202cm" svg:x="2.701cm" svg:y="3.784cm"><text:p/></draw:circle><draw:circle draw:style-name="gr68" draw:text-style-name="P15" svg:width="0.202cm" svg:height="0.202cm" svg:x="2.401cm" svg:y="3.784cm"><text:p/></draw:circle><draw:polyline draw:style-name="gr69" draw:text-style-name="P15" svg:width="1.599cm" svg:height="0.699cm" svg:x="2.301cm" svg:y="3.384cm" svg:viewBox="0 0 1600 700" draw:points="1000,0 1600,0 1600,700 0,700 0,0 600,0"><text:p/></draw:polyline></draw:g><draw:frame draw:style-name="gr70" draw:text-style-name="P19" svg:width="1.101cm" svg:height="0.498cm" svg:x="1.101cm" svg:y="1.591cm"><draw:text-box><text:p text:style-name="P18"><text:span text:style-name="T2">Reset</text:span></text:p></draw:text-box></draw:frame><draw:frame draw:style-name="gr71" draw:text-style-name="P17" svg:width="1.1cm" svg:height="0.498cm" svg:x="0.302cm" svg:y="1.191cm"><draw:text-box><text:p text:style-name="P16"><text:span text:style-name="T2">P2.0</text:span></text:p></draw:text-box></draw:frame><draw:frame draw:style-name="gr72" draw:text-style-name="P17" svg:width="1.1cm" svg:height="0.498cm" svg:x="0.302cm" svg:y="1.992cm"><draw:text-box><text:p text:style-name="P16"><text:span text:style-name="T2">P2.1</text:span></text:p></draw:text-box></draw:frame><draw:frame draw:style-name="gr73" draw:text-style-name="P17" svg:width="1.101cm" svg:height="0.498cm" svg:x="2.801cm" svg:y="1.291cm"><draw:text-box><text:p text:style-name="P16"><text:span text:style-name="T2">P0.0</text:span></text:p></draw:text-box></draw:frame><draw:frame draw:style-name="gr74" draw:text-style-name="P17" svg:width="1.1cm" svg:height="0.498cm" svg:x="3.902cm" svg:y="1.284cm"><draw:text-box><text:p text:style-name="P16"><text:span text:style-name="T2">P0.1</text:span></text:p></draw:text-box></draw:frame><draw:frame draw:style-name="gr75" draw:text-style-name="P17" svg:width="1.101cm" svg:height="0.498cm" svg:x="5.001cm" svg:y="1.284cm"><draw:text-box><text:p text:style-name="P16"><text:span text:style-name="T2">P0.2</text:span></text:p></draw:text-box></draw:frame><draw:frame draw:style-name="gr76" draw:text-style-name="P17" svg:width="1.1cm" svg:height="0.498cm" svg:x="6.102cm" svg:y="1.284cm"><draw:text-box><text:p text:style-name="P16"><text:span text:style-name="T2">P0.3</text:span></text:p></draw:text-box></draw:frame><draw:frame draw:style-name="gr77" draw:text-style-name="P17" svg:width="0.802cm" svg:height="0.498cm" svg:x="6.701cm" svg:y="0.191cm"><draw:text-box><text:p text:style-name="P16"><text:span text:style-name="T2">P1</text:span></text:p></draw:text-box></draw:frame><draw:frame draw:style-name="gr78" draw:text-style-name="P17" svg:width="0.8cm" svg:height="0.498cm" svg:x="5.101cm" svg:y="2.392cm"><draw:text-box><text:p text:style-name="P16"><text:span text:style-name="T2">P3</text:span></text:p></draw:text-box></draw:frame><draw:frame draw:style-name="gr79" draw:text-style-name="P17" svg:width="1.101cm" svg:height="0.498cm" svg:x="5.101cm" svg:y="3.992cm"><draw:text-box><text:p text:style-name="P16"><text:span text:style-name="T2">(P2.4)</text:span></text:p></draw:text-box></draw:frame><draw:frame draw:style-name="gr80" draw:text-style-name="P17" svg:width="1.101cm" svg:height="0.498cm" svg:x="6.301cm" svg:y="3.992cm"><draw:text-box><text:p text:style-name="P16"><text:span text:style-name="T2">(P2.5)</text:span></text:p></draw:text-box></draw:frame><draw:frame draw:style-name="gr81" draw:text-style-name="P17" svg:width="0.802cm" svg:height="0.498cm" svg:x="2.101cm" svg:y="3.992cm"><draw:text-box><text:p text:style-name="P16"><text:span text:style-name="T2">P4</text:span></text:p></draw:text-box></draw:frame></draw:g><draw:g text:anchor-type="paragraph" draw:z-index="1" draw:style-name="gr1"><draw:custom-shape draw:style-name="gr82" draw:text-style-name="P15" svg:width="8.002cm" svg:height="5cm" svg:x="9.003cm" svg:y="-0.247cm"><text:p/><draw:enhanced-geometry svg:viewBox="0 0 21600 21600"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83" draw:text-style-name="P15" svg:width="1.001cm" svg:height="1.301cm" svg:x="14.303cm" svg:y="2.752cm"><text:p/></draw:rect><draw:custom-shape draw:style-name="gr84" draw:text-style-name="P15" svg:width="0.2cm" svg:height="0.101cm" svg:x="14.704cm" svg:y="2.85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5" draw:text-style-name="P15" svg:width="0.202cm" svg:height="0.1cm" svg:x="14.503cm" svg:y="2.85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6" draw:text-style-name="P15" svg:width="0.2cm" svg:height="0.1cm" svg:x="14.704cm" svg:y="3.353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7" draw:text-style-name="P15" svg:width="0.202cm" svg:height="0.101cm" svg:x="14.503cm" svg:y="3.353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8" draw:text-style-name="P15" svg:width="0.202cm" svg:height="0.101cm" draw:transform="rotate (-1.57079632679579) translate (15.0036388888889cm 3.15206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9" draw:text-style-name="P15" svg:width="0.2cm" svg:height="0.101cm" draw:transform="rotate (1.5707963267946) translate (14.8960416666667cm 3.15206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0" draw:text-style-name="P15" svg:width="0.202cm" svg:height="0.101cm" draw:transform="rotate (-1.57079632679579) translate (14.5044583333333cm 3.15206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1" draw:text-style-name="P15" svg:width="0.2cm" svg:height="0.101cm" draw:transform="rotate (1.5707963267946) translate (14.3968611111111cm 3.15206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2" draw:text-style-name="P15" svg:width="0.2cm" svg:height="0.101cm" svg:x="14.704cm" svg:y="3.85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3" draw:text-style-name="P15" svg:width="0.202cm" svg:height="0.1cm" svg:x="14.503cm" svg:y="3.85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4" draw:text-style-name="P15" svg:width="0.2cm" svg:height="0.101cm" draw:transform="rotate (-1.57079632679579) translate (15.0036388888889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5" draw:text-style-name="P15" svg:width="0.202cm" svg:height="0.101cm" draw:transform="rotate (1.5707963267946) translate (14.8960416666667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6" draw:text-style-name="P15" svg:width="0.2cm" svg:height="0.101cm" draw:transform="rotate (-1.57079632679579) translate (14.5044583333333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7" draw:text-style-name="P15" svg:width="0.202cm" svg:height="0.101cm" draw:transform="rotate (1.5707963267946) translate (14.3968611111111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98" draw:text-style-name="P15" svg:width="0.101cm" svg:height="0.101cm" svg:x="15.102cm" svg:y="3.852cm"><text:p/></draw:circle></draw:g><draw:g draw:style-name="gr3"><draw:rect draw:style-name="gr99" draw:text-style-name="P15" svg:width="1.001cm" svg:height="1.301cm" svg:x="15.503cm" svg:y="2.752cm"><text:p/></draw:rect><draw:custom-shape draw:style-name="gr100" draw:text-style-name="P15" svg:width="0.2cm" svg:height="0.101cm" svg:x="15.903cm" svg:y="2.85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1" draw:text-style-name="P15" svg:width="0.2cm" svg:height="0.1cm" svg:x="15.699cm" svg:y="2.85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2" draw:text-style-name="P15" svg:width="0.2cm" svg:height="0.1cm" svg:x="15.903cm" svg:y="3.353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3" draw:text-style-name="P15" svg:width="0.2cm" svg:height="0.101cm" svg:x="15.699cm" svg:y="3.353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4" draw:text-style-name="P15" svg:width="0.202cm" svg:height="0.101cm" draw:transform="rotate (-1.57079632679579) translate (16.2030833333333cm 3.15206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5" draw:text-style-name="P15" svg:width="0.2cm" svg:height="0.1cm" draw:transform="rotate (1.5707963267946) translate (16.1025416666667cm 3.15206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6" draw:text-style-name="P15" svg:width="0.202cm" svg:height="0.101cm" draw:transform="rotate (-1.57079632679579) translate (15.7039027777778cm 3.15206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7" draw:text-style-name="P15" svg:width="0.2cm" svg:height="0.101cm" draw:transform="rotate (1.5707963267946) translate (15.5980694444444cm 3.15206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8" draw:text-style-name="P15" svg:width="0.2cm" svg:height="0.101cm" svg:x="15.903cm" svg:y="3.85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9" draw:text-style-name="P15" svg:width="0.2cm" svg:height="0.1cm" svg:x="15.699cm" svg:y="3.85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0" draw:text-style-name="P15" svg:width="0.2cm" svg:height="0.101cm" draw:transform="rotate (-1.57079632679579) translate (16.2030833333333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1" draw:text-style-name="P15" svg:width="0.202cm" svg:height="0.1cm" draw:transform="rotate (1.5707963267946) translate (16.1025416666667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2" draw:text-style-name="P15" svg:width="0.2cm" svg:height="0.101cm" draw:transform="rotate (-1.57079632679579) translate (15.7039027777778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3" draw:text-style-name="P15" svg:width="0.202cm" svg:height="0.101cm" draw:transform="rotate (1.5707963267946) translate (15.5980694444444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draw:style-name="gr114" draw:text-style-name="P15" svg:width="0.1cm" svg:height="0.101cm" svg:x="16.304cm" svg:y="3.852cm"><text:p/></draw:ellipse></draw:g><draw:g draw:style-name="gr3"><draw:rect draw:style-name="gr115" draw:text-style-name="P15" svg:width="0.5cm" svg:height="0.502cm" svg:x="9.504cm" svg:y="0.751cm"><text:p/></draw:rect><draw:circle draw:style-name="gr116" draw:text-style-name="P15" svg:width="0.301cm" svg:height="0.301cm" svg:x="9.603cm" svg:y="0.852cm"><text:p/></draw:circle></draw:g><draw:g draw:style-name="gr3"><draw:rect draw:style-name="gr117" draw:text-style-name="P15" svg:width="0.5cm" svg:height="0.502cm" svg:x="9.504cm" svg:y="1.552cm"><text:p/></draw:rect><draw:circle draw:style-name="gr118" draw:text-style-name="P15" svg:width="0.301cm" svg:height="0.301cm" svg:x="9.603cm" svg:y="1.653cm"><text:p/></draw:circle></draw:g><draw:g draw:style-name="gr3"><draw:rect draw:style-name="gr119" draw:text-style-name="P15" svg:width="0.5cm" svg:height="0.502cm" svg:x="10.403cm" svg:y="1.152cm"><text:p/></draw:rect><draw:ellipse draw:style-name="gr120" draw:text-style-name="P15" svg:width="0.302cm" svg:height="0.301cm" svg:x="10.502cm" svg:y="1.252cm"><text:p/></draw:ellipse></draw:g><draw:g draw:style-name="gr3"><draw:circle draw:style-name="gr121" draw:text-style-name="P15" svg:width="0.301cm" svg:height="0.301cm" svg:x="15.503cm" svg:y="0.252cm"><text:p/></draw:circle><draw:circle draw:style-name="gr122" draw:text-style-name="P15" svg:width="0.301cm" svg:height="0.301cm" svg:x="15.004cm" svg:y="0.252cm"><text:p/></draw:circle><draw:circle draw:style-name="gr123" draw:text-style-name="P15" svg:width="0.301cm" svg:height="0.301cm" svg:x="14.503cm" svg:y="0.252cm"><text:p/></draw:circle><draw:circle draw:style-name="gr124" draw:text-style-name="P15" svg:width="0.301cm" svg:height="0.301cm" svg:x="14.003cm" svg:y="0.252cm"><text:p/></draw:circle><draw:circle draw:style-name="gr125" draw:text-style-name="P15" svg:width="0.301cm" svg:height="0.301cm" svg:x="13.503cm" svg:y="0.252cm"><text:p/></draw:circle><draw:circle draw:style-name="gr126" draw:text-style-name="P15" svg:width="0.301cm" svg:height="0.301cm" svg:x="13.003cm" svg:y="0.252cm"><text:p/></draw:circle><draw:circle draw:style-name="gr127" draw:text-style-name="P15" svg:width="0.301cm" svg:height="0.301cm" svg:x="12.502cm" svg:y="0.252cm"><text:p/></draw:circle><draw:circle draw:style-name="gr128" draw:text-style-name="P15" svg:width="0.301cm" svg:height="0.301cm" svg:x="12.003cm" svg:y="0.252cm"><text:p/></draw:circle></draw:g><draw:g draw:style-name="gr3"><draw:rect draw:style-name="gr129" draw:text-style-name="P15" svg:width="0.5cm" svg:height="0.502cm" svg:x="12.003cm" svg:y="0.852cm"><text:p/></draw:rect><draw:circle draw:style-name="gr130" draw:text-style-name="P15" svg:width="0.301cm" svg:height="0.301cm" svg:x="12.104cm" svg:y="0.952cm"><text:p/></draw:circle></draw:g><draw:g draw:style-name="gr3"><draw:rect draw:style-name="gr131" draw:text-style-name="P15" svg:width="0.5cm" svg:height="0.502cm" svg:x="15.303cm" svg:y="0.852cm"><text:p/></draw:rect><draw:ellipse draw:style-name="gr132" draw:text-style-name="P15" svg:width="0.302cm" svg:height="0.301cm" svg:x="15.402cm" svg:y="0.952cm"><text:p/></draw:ellipse></draw:g><draw:g draw:style-name="gr3"><draw:rect draw:style-name="gr133" draw:text-style-name="P15" svg:width="0.502cm" svg:height="0.502cm" svg:x="13.102cm" svg:y="0.852cm"><text:p/></draw:rect><draw:circle draw:style-name="gr134" draw:text-style-name="P15" svg:width="0.301cm" svg:height="0.301cm" svg:x="13.203cm" svg:y="0.952cm"><text:p/></draw:circle></draw:g><draw:g draw:style-name="gr3"><draw:rect draw:style-name="gr135" draw:text-style-name="P15" svg:width="0.502cm" svg:height="0.502cm" svg:x="14.203cm" svg:y="0.852cm"><text:p/></draw:rect><draw:circle draw:style-name="gr136" draw:text-style-name="P15" svg:width="0.301cm" svg:height="0.301cm" svg:x="14.303cm" svg:y="0.952cm"><text:p/></draw:circle></draw:g><draw:frame draw:style-name="gr137" draw:text-style-name="P17" svg:width="2.401cm" svg:height="0.502cm" svg:x="9.202cm" svg:y="0.152cm"><draw:text-box><text:p text:style-name="P16"><text:span text:style-name="T2">C8051F340</text:span></text:p></draw:text-box></draw:frame><draw:g draw:style-name="gr3"><draw:ellipse draw:style-name="gr138" draw:text-style-name="P15" svg:width="0.2cm" svg:height="0.202cm" svg:x="12.303cm" svg:y="3.452cm"><text:p/></draw:ellipse><draw:ellipse draw:style-name="gr139" draw:text-style-name="P15" svg:width="0.2cm" svg:height="0.202cm" svg:x="12.603cm" svg:y="3.452cm"><text:p/></draw:ellipse><draw:ellipse draw:style-name="gr140" draw:text-style-name="P15" svg:width="0.2cm" svg:height="0.202cm" svg:x="12.003cm" svg:y="3.452cm"><text:p/></draw:ellipse><draw:ellipse draw:style-name="gr141" draw:text-style-name="P15" svg:width="0.2cm" svg:height="0.202cm" svg:x="11.703cm" svg:y="3.452cm"><text:p/></draw:ellipse><draw:ellipse draw:style-name="gr142" draw:text-style-name="P15" svg:width="0.2cm" svg:height="0.202cm" svg:x="11.404cm" svg:y="3.452cm"><text:p/></draw:ellipse><draw:ellipse draw:style-name="gr143" draw:text-style-name="P15" svg:width="0.2cm" svg:height="0.202cm" svg:x="12.303cm" svg:y="3.752cm"><text:p/></draw:ellipse><draw:ellipse draw:style-name="gr144" draw:text-style-name="P15" svg:width="0.2cm" svg:height="0.202cm" svg:x="12.603cm" svg:y="3.752cm"><text:p/></draw:ellipse><draw:ellipse draw:style-name="gr145" draw:text-style-name="P15" svg:width="0.2cm" svg:height="0.202cm" svg:x="12.003cm" svg:y="3.752cm"><text:p/></draw:ellipse><draw:ellipse draw:style-name="gr146" draw:text-style-name="P15" svg:width="0.2cm" svg:height="0.202cm" svg:x="11.703cm" svg:y="3.752cm"><text:p/></draw:ellipse><draw:ellipse draw:style-name="gr147" draw:text-style-name="P15" svg:width="0.2cm" svg:height="0.202cm" svg:x="11.404cm" svg:y="3.752cm"><text:p/></draw:ellipse><draw:polyline draw:style-name="gr148" draw:text-style-name="P15" svg:width="1.599cm" svg:height="0.699cm" svg:x="11.303cm" svg:y="3.352cm" svg:viewBox="0 0 1600 700" draw:points="1000,0 1600,0 1600,700 0,700 0,0 600,0"><text:p/></draw:polyline></draw:g><draw:frame draw:style-name="gr149" draw:text-style-name="P19" svg:width="1.1cm" svg:height="0.498cm" svg:x="10.104cm" svg:y="1.552cm"><draw:text-box><text:p text:style-name="P18"><text:span text:style-name="T2">Reset</text:span></text:p></draw:text-box></draw:frame><draw:frame draw:style-name="gr150" draw:text-style-name="P19" svg:width="1.601cm" svg:height="0.743cm" svg:x="11.502cm" svg:y="1.252cm"><draw:text-box><text:p text:style-name="P18"><text:span text:style-name="T2">Vorheriger</text:span></text:p><text:p text:style-name="P18"><text:span text:style-name="T2">Raum</text:span></text:p></draw:text-box></draw:frame><draw:frame draw:style-name="gr151" draw:text-style-name="P17" svg:width="0.8cm" svg:height="0.498cm" svg:x="15.704cm" svg:y="0.159cm"><draw:text-box><text:p text:style-name="P16"><text:span text:style-name="T2">P1</text:span></text:p></draw:text-box></draw:frame><draw:frame draw:style-name="gr152" draw:text-style-name="P17" svg:width="1.902cm" svg:height="0.498cm" svg:x="14.102cm" svg:y="2.353cm"><draw:text-box><text:p text:style-name="P16"><text:span text:style-name="T2">Raumanzeige</text:span></text:p></draw:text-box></draw:frame><draw:frame draw:style-name="gr153" draw:text-style-name="P17" svg:width="1.8cm" svg:height="0.743cm" svg:x="11.104cm" svg:y="3.953cm"><draw:text-box><text:p text:style-name="P16"><text:span text:style-name="T2">Ansteuerung Rolladen</text:span></text:p></draw:text-box></draw:frame><draw:frame draw:style-name="gr154" draw:text-style-name="P19" svg:width="1.401cm" svg:height="0.743cm" svg:x="14.903cm" svg:y="1.252cm"><draw:text-box><text:p text:style-name="P18"><text:span text:style-name="T2">Nächster</text:span></text:p><text:p text:style-name="P18"><text:span text:style-name="T2">Raum</text:span></text:p></draw:text-box></draw:frame><draw:frame draw:style-name="gr155" draw:text-style-name="P19" svg:width="1.601cm" svg:height="0.743cm" svg:x="12.603cm" svg:y="1.252cm"><draw:text-box><text:p text:style-name="P18"><text:span text:style-name="T2">Licht</text:span></text:p><text:p text:style-name="P18"><text:span text:style-name="T2">An/Aus</text:span></text:p></draw:text-box></draw:frame><draw:frame draw:style-name="gr156" draw:text-style-name="P19" svg:width="2.001cm" svg:height="0.498cm" svg:x="8.703cm" svg:y="1.152cm"><draw:text-box><text:p text:style-name="P18"><text:span text:style-name="T2">Rolladen Auf</text:span></text:p></draw:text-box></draw:frame><draw:frame draw:style-name="gr157" draw:text-style-name="P19" svg:width="2.001cm" svg:height="0.498cm" svg:x="8.703cm" svg:y="1.96cm"><draw:text-box><text:p text:style-name="P18"><text:span text:style-name="T2">Rolladen Zu</text:span></text:p></draw:text-box></draw:frame></draw:g></text:p>
      <text:p text:style-name="Text_20_body"/>
      <text:p text:style-name="Text_20_body"/>
      <text:p text:style-name="Text_20_body"/>
      <text:p text:style-name="Text_20_body"/>
      <text:p text:style-name="Text_20_body"/>
      <text:p text:style-name="Text_20_body"><text:soft-page-break/></text:p>
      <text:p text:style-name="Text_20_body">Nun kann der Mikrocontroller gestartet werden. Mit den Tastern auf P0.0 und P0.3 kann der Raum für das Licht ausgewählt werden, also einen Raum zurück oder einen Raum nach vorne gesprungen werden. Der aktuelle Raum wird auf der Sieben-Segment-Anzeige ausgegeben. Wenn der Rollladenmotor korrekt angeschlossen wurde ist es auch möglich mit den Tastern auf P2.0 und P2.1 den Rollladen herauf oder herunter zu fahren. Es ist möglich den Taster gedrückt zu halten oder kurz anzutippen um den Rollladen bis zum Anschlag automatisch bewegen zu lassen. Mit einem erneuten Tastendruck kann der Rollladen wieder gestoppt werden. Zu beachten ist dass während des Vorgangs die anderen Funktionen nicht mehr zur Verfügung stehen. </text:p>
      <text:p text:style-name="Text_20_body"/>
      <text:p text:style-name="Text_20_body"><draw:g text:anchor-type="paragraph" draw:z-index="3" draw:style-name="gr1"><draw:custom-shape draw:style-name="gr82" draw:text-style-name="P15" svg:width="8.002cm" svg:height="5cm" svg:x="4.2cm" svg:y="-0.279cm"><text:p/><draw:enhanced-geometry svg:viewBox="0 0 21600 21600"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83" draw:text-style-name="P15" svg:width="1.001cm" svg:height="1.301cm" svg:x="9.5cm" svg:y="2.72cm"><text:p/></draw:rect><draw:custom-shape draw:style-name="gr84" draw:text-style-name="P15" svg:width="0.2cm" svg:height="0.101cm" svg:x="9.901cm" svg:y="2.8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5" draw:text-style-name="P15" svg:width="0.202cm" svg:height="0.1cm" svg:x="9.7cm" svg:y="2.8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6" draw:text-style-name="P15" svg:width="0.2cm" svg:height="0.1cm" svg:x="9.901cm" svg:y="3.32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7" draw:text-style-name="P15" svg:width="0.202cm" svg:height="0.101cm" svg:x="9.7cm" svg:y="3.32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8" draw:text-style-name="P15" svg:width="0.202cm" svg:height="0.101cm" draw:transform="rotate (-1.57079632679579) translate (10.2005694444444cm 3.12031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9" draw:text-style-name="P15" svg:width="0.2cm" svg:height="0.101cm" draw:transform="rotate (1.5707963267946) translate (10.0929722222222cm 3.12031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0" draw:text-style-name="P15" svg:width="0.202cm" svg:height="0.101cm" draw:transform="rotate (-1.57079632679579) translate (9.70138888888889cm 3.12031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1" draw:text-style-name="P15" svg:width="0.2cm" svg:height="0.101cm" draw:transform="rotate (1.5707963267946) translate (9.59379166666667cm 3.12031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2" draw:text-style-name="P15" svg:width="0.2cm" svg:height="0.101cm" svg:x="9.901cm" svg:y="3.8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3" draw:text-style-name="P15" svg:width="0.202cm" svg:height="0.1cm" svg:x="9.7cm" svg:y="3.8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4" draw:text-style-name="P15" svg:width="0.2cm" svg:height="0.101cm" draw:transform="rotate (-1.57079632679579) translate (10.2005694444444cm 3.62126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5" draw:text-style-name="P15" svg:width="0.202cm" svg:height="0.101cm" draw:transform="rotate (1.5707963267946) translate (10.0929722222222cm 3.62126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6" draw:text-style-name="P15" svg:width="0.2cm" svg:height="0.101cm" draw:transform="rotate (-1.57079632679579) translate (9.70138888888889cm 3.62126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7" draw:text-style-name="P15" svg:width="0.202cm" svg:height="0.101cm" draw:transform="rotate (1.5707963267946) translate (9.59379166666667cm 3.62126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98" draw:text-style-name="P15" svg:width="0.101cm" svg:height="0.101cm" svg:x="10.299cm" svg:y="3.82cm"><text:p/></draw:circle></draw:g><draw:g draw:style-name="gr3"><draw:rect draw:style-name="gr99" draw:text-style-name="P15" svg:width="1.001cm" svg:height="1.301cm" svg:x="10.7cm" svg:y="2.72cm"><text:p/></draw:rect><draw:custom-shape draw:style-name="gr100" draw:text-style-name="P15" svg:width="0.2cm" svg:height="0.101cm" svg:x="11.1cm" svg:y="2.8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1" draw:text-style-name="P15" svg:width="0.2cm" svg:height="0.1cm" svg:x="10.896cm" svg:y="2.8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2" draw:text-style-name="P15" svg:width="0.2cm" svg:height="0.1cm" svg:x="11.1cm" svg:y="3.32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3" draw:text-style-name="P15" svg:width="0.2cm" svg:height="0.101cm" svg:x="10.896cm" svg:y="3.32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4" draw:text-style-name="P15" svg:width="0.202cm" svg:height="0.101cm" draw:transform="rotate (-1.57079632679579) translate (11.4017777777778cm 3.12031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5" draw:text-style-name="P15" svg:width="0.2cm" svg:height="0.1cm" draw:transform="rotate (1.5707963267946) translate (11.3012361111111cm 3.12031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6" draw:text-style-name="P15" svg:width="0.202cm" svg:height="0.101cm" draw:transform="rotate (-1.57079632679579) translate (10.9008333333333cm 3.12031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7" draw:text-style-name="P15" svg:width="0.2cm" svg:height="0.101cm" draw:transform="rotate (1.5707963267946) translate (10.795cm 3.12031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8" draw:text-style-name="P15" svg:width="0.2cm" svg:height="0.101cm" svg:x="11.1cm" svg:y="3.8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9" draw:text-style-name="P15" svg:width="0.2cm" svg:height="0.1cm" svg:x="10.896cm" svg:y="3.8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0" draw:text-style-name="P15" svg:width="0.2cm" svg:height="0.101cm" draw:transform="rotate (-1.57079632679579) translate (11.4017777777778cm 3.62126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1" draw:text-style-name="P15" svg:width="0.202cm" svg:height="0.1cm" draw:transform="rotate (1.5707963267946) translate (11.3012361111111cm 3.62126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2" draw:text-style-name="P15" svg:width="0.2cm" svg:height="0.101cm" draw:transform="rotate (-1.57079632679579) translate (10.9008333333333cm 3.62126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3" draw:text-style-name="P15" svg:width="0.202cm" svg:height="0.101cm" draw:transform="rotate (1.5707963267946) translate (10.795cm 3.62126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draw:style-name="gr114" draw:text-style-name="P15" svg:width="0.1cm" svg:height="0.101cm" svg:x="11.501cm" svg:y="3.82cm"><text:p/></draw:ellipse></draw:g><draw:g draw:style-name="gr3"><draw:rect draw:style-name="gr115" draw:text-style-name="P15" svg:width="0.5cm" svg:height="0.502cm" svg:x="4.701cm" svg:y="0.719cm"><text:p/></draw:rect><draw:circle draw:style-name="gr116" draw:text-style-name="P15" svg:width="0.301cm" svg:height="0.301cm" svg:x="4.8cm" svg:y="0.82cm"><text:p/></draw:circle></draw:g><draw:g draw:style-name="gr3"><draw:rect draw:style-name="gr117" draw:text-style-name="P15" svg:width="0.5cm" svg:height="0.502cm" svg:x="4.701cm" svg:y="1.52cm"><text:p/></draw:rect><draw:circle draw:style-name="gr118" draw:text-style-name="P15" svg:width="0.301cm" svg:height="0.301cm" svg:x="4.8cm" svg:y="1.621cm"><text:p/></draw:circle></draw:g><draw:g draw:style-name="gr3"><draw:rect draw:style-name="gr119" draw:text-style-name="P15" svg:width="0.5cm" svg:height="0.502cm" svg:x="5.6cm" svg:y="1.12cm"><text:p/></draw:rect><draw:ellipse draw:style-name="gr120" draw:text-style-name="P15" svg:width="0.302cm" svg:height="0.301cm" svg:x="5.699cm" svg:y="1.22cm"><text:p/></draw:ellipse></draw:g><draw:g draw:style-name="gr3"><draw:circle draw:style-name="gr121" draw:text-style-name="P15" svg:width="0.301cm" svg:height="0.301cm" svg:x="10.7cm" svg:y="0.22cm"><text:p/></draw:circle><draw:circle draw:style-name="gr122" draw:text-style-name="P15" svg:width="0.301cm" svg:height="0.301cm" svg:x="10.201cm" svg:y="0.22cm"><text:p/></draw:circle><draw:circle draw:style-name="gr123" draw:text-style-name="P15" svg:width="0.301cm" svg:height="0.301cm" svg:x="9.7cm" svg:y="0.22cm"><text:p/></draw:circle><draw:circle draw:style-name="gr124" draw:text-style-name="P15" svg:width="0.301cm" svg:height="0.301cm" svg:x="9.2cm" svg:y="0.22cm"><text:p/></draw:circle><draw:circle draw:style-name="gr125" draw:text-style-name="P15" svg:width="0.301cm" svg:height="0.301cm" svg:x="8.7cm" svg:y="0.22cm"><text:p/></draw:circle><draw:circle draw:style-name="gr126" draw:text-style-name="P15" svg:width="0.301cm" svg:height="0.301cm" svg:x="8.2cm" svg:y="0.22cm"><text:p/></draw:circle><draw:circle draw:style-name="gr127" draw:text-style-name="P15" svg:width="0.301cm" svg:height="0.301cm" svg:x="7.699cm" svg:y="0.22cm"><text:p/></draw:circle><draw:circle draw:style-name="gr128" draw:text-style-name="P15" svg:width="0.301cm" svg:height="0.301cm" svg:x="7.2cm" svg:y="0.22cm"><text:p/></draw:circle></draw:g><draw:g draw:style-name="gr3"><draw:rect draw:style-name="gr129" draw:text-style-name="P15" svg:width="0.5cm" svg:height="0.502cm" svg:x="7.2cm" svg:y="0.82cm"><text:p/></draw:rect><draw:circle draw:style-name="gr130" draw:text-style-name="P15" svg:width="0.301cm" svg:height="0.301cm" svg:x="7.301cm" svg:y="0.92cm"><text:p/></draw:circle></draw:g><draw:g draw:style-name="gr3"><draw:rect draw:style-name="gr131" draw:text-style-name="P15" svg:width="0.5cm" svg:height="0.502cm" svg:x="10.5cm" svg:y="0.82cm"><text:p/></draw:rect><draw:ellipse draw:style-name="gr132" draw:text-style-name="P15" svg:width="0.302cm" svg:height="0.301cm" svg:x="10.599cm" svg:y="0.92cm"><text:p/></draw:ellipse></draw:g><draw:g draw:style-name="gr3"><draw:rect draw:style-name="gr133" draw:text-style-name="P15" svg:width="0.502cm" svg:height="0.502cm" svg:x="8.299cm" svg:y="0.82cm"><text:p/></draw:rect><draw:circle draw:style-name="gr134" draw:text-style-name="P15" svg:width="0.301cm" svg:height="0.301cm" svg:x="8.4cm" svg:y="0.92cm"><text:p/></draw:circle></draw:g><draw:g draw:style-name="gr3"><draw:rect draw:style-name="gr135" draw:text-style-name="P15" svg:width="0.502cm" svg:height="0.502cm" svg:x="9.4cm" svg:y="0.82cm"><text:p/></draw:rect><draw:circle draw:style-name="gr136" draw:text-style-name="P15" svg:width="0.301cm" svg:height="0.301cm" svg:x="9.5cm" svg:y="0.92cm"><text:p/></draw:circle></draw:g><draw:frame draw:style-name="gr137" draw:text-style-name="P17" svg:width="2.401cm" svg:height="0.502cm" svg:x="4.399cm" svg:y="0.12cm"><draw:text-box><text:p text:style-name="P16"><text:span text:style-name="T2">C8051F340</text:span></text:p></draw:text-box></draw:frame><draw:g draw:style-name="gr3"><draw:ellipse draw:style-name="gr138" draw:text-style-name="P15" svg:width="0.2cm" svg:height="0.202cm" svg:x="7.5cm" svg:y="3.42cm"><text:p/></draw:ellipse><draw:ellipse draw:style-name="gr139" draw:text-style-name="P15" svg:width="0.2cm" svg:height="0.202cm" svg:x="7.8cm" svg:y="3.42cm"><text:p/></draw:ellipse><draw:ellipse draw:style-name="gr140" draw:text-style-name="P15" svg:width="0.2cm" svg:height="0.202cm" svg:x="7.2cm" svg:y="3.42cm"><text:p/></draw:ellipse><draw:ellipse draw:style-name="gr141" draw:text-style-name="P15" svg:width="0.2cm" svg:height="0.202cm" svg:x="6.9cm" svg:y="3.42cm"><text:p/></draw:ellipse><draw:ellipse draw:style-name="gr142" draw:text-style-name="P15" svg:width="0.2cm" svg:height="0.202cm" svg:x="6.601cm" svg:y="3.42cm"><text:p/></draw:ellipse><draw:ellipse draw:style-name="gr143" draw:text-style-name="P15" svg:width="0.2cm" svg:height="0.202cm" svg:x="7.5cm" svg:y="3.72cm"><text:p/></draw:ellipse><draw:ellipse draw:style-name="gr144" draw:text-style-name="P15" svg:width="0.2cm" svg:height="0.202cm" svg:x="7.8cm" svg:y="3.72cm"><text:p/></draw:ellipse><draw:ellipse draw:style-name="gr145" draw:text-style-name="P15" svg:width="0.2cm" svg:height="0.202cm" svg:x="7.2cm" svg:y="3.72cm"><text:p/></draw:ellipse><draw:ellipse draw:style-name="gr146" draw:text-style-name="P15" svg:width="0.2cm" svg:height="0.202cm" svg:x="6.9cm" svg:y="3.72cm"><text:p/></draw:ellipse><draw:ellipse draw:style-name="gr147" draw:text-style-name="P15" svg:width="0.2cm" svg:height="0.202cm" svg:x="6.601cm" svg:y="3.72cm"><text:p/></draw:ellipse><draw:polyline draw:style-name="gr148" draw:text-style-name="P15" svg:width="1.599cm" svg:height="0.699cm" svg:x="6.5cm" svg:y="3.321cm" svg:viewBox="0 0 1600 700" draw:points="1000,0 1600,0 1600,700 0,700 0,0 600,0"><text:p/></draw:polyline></draw:g><draw:frame draw:style-name="gr149" draw:text-style-name="P19" svg:width="1.1cm" svg:height="0.498cm" svg:x="5.301cm" svg:y="1.52cm"><draw:text-box><text:p text:style-name="P18"><text:span text:style-name="T2">Reset</text:span></text:p></draw:text-box></draw:frame><draw:frame draw:style-name="gr150" draw:text-style-name="P19" svg:width="1.601cm" svg:height="0.743cm" svg:x="6.699cm" svg:y="1.22cm"><draw:text-box><text:p text:style-name="P18"><text:span text:style-name="T2">Vorheriger</text:span></text:p><text:p text:style-name="P18"><text:span text:style-name="T2">Raum</text:span></text:p></draw:text-box></draw:frame><draw:frame draw:style-name="gr151" draw:text-style-name="P17" svg:width="0.8cm" svg:height="0.498cm" svg:x="10.901cm" svg:y="0.127cm"><draw:text-box><text:p text:style-name="P16"><text:span text:style-name="T2">P1</text:span></text:p></draw:text-box></draw:frame><draw:frame draw:style-name="gr152" draw:text-style-name="P17" svg:width="1.902cm" svg:height="0.498cm" svg:x="9.299cm" svg:y="2.321cm"><draw:text-box><text:p text:style-name="P16"><text:span text:style-name="T2">Raumanzeige</text:span></text:p></draw:text-box></draw:frame><draw:frame draw:style-name="gr153" draw:text-style-name="P17" svg:width="1.8cm" svg:height="0.743cm" svg:x="6.301cm" svg:y="3.921cm"><draw:text-box><text:p text:style-name="P16"><text:span text:style-name="T2">Ansteuerung Rolladen</text:span></text:p></draw:text-box></draw:frame><draw:frame draw:style-name="gr154" draw:text-style-name="P19" svg:width="1.401cm" svg:height="0.743cm" svg:x="10.1cm" svg:y="1.22cm"><draw:text-box><text:p text:style-name="P18"><text:span text:style-name="T2">Nächster</text:span></text:p><text:p text:style-name="P18"><text:span text:style-name="T2">Raum</text:span></text:p></draw:text-box></draw:frame><draw:frame draw:style-name="gr155" draw:text-style-name="P19" svg:width="1.601cm" svg:height="0.743cm" svg:x="7.8cm" svg:y="1.22cm"><draw:text-box><text:p text:style-name="P18"><text:span text:style-name="T2">Licht</text:span></text:p><text:p text:style-name="P18"><text:span text:style-name="T2">An/Aus</text:span></text:p></draw:text-box></draw:frame><draw:frame draw:style-name="gr156" draw:text-style-name="P19" svg:width="2.001cm" svg:height="0.498cm" svg:x="3.9cm" svg:y="1.12cm"><draw:text-box><text:p text:style-name="P18"><text:span text:style-name="T2">Rolladen Auf</text:span></text:p></draw:text-box></draw:frame><draw:frame draw:style-name="gr157" draw:text-style-name="P19" svg:width="2.001cm" svg:height="0.498cm" svg:x="3.9cm" svg:y="1.928cm"><draw:text-box><text:p text:style-name="P18"><text:span text:style-name="T2">Rolladen Zu</text:span></text:p></draw:text-box></draw:frame></draw:g></text:p>
      <text:p text:style-name="Text_20_body"/>
      <text:p text:style-name="Text_20_body"/>
      <text:p text:style-name="Text_20_body"/>
      <text:p text:style-name="Text_20_body"/>
      <text:p text:style-name="Text_20_body"/>
      <text:p text:style-name="Text_20_body"/>
      <text:h text:style-name="P5" text:outline-level="2">Programmcode</text:h>
      <text:p text:style-name="Text_20_body">Der Programmcode ist Open-Souce und Kann auf <text:a xlink:type="simple" xlink:href="https://github.com/Der-Zauberer/LichtprojektHGS" text:style-name="Internet_20_link" text:visited-style-name="Visited_20_Internet_20_Link">GitHub</text:a> gefunden werden. Zum editieren des Programmcodes <text:a xlink:type="simple" xlink:href="https://github.com/Der-Zauberer/LichtprojektHGS/blob/main/main.c" text:style-name="Internet_20_link" text:visited-style-name="Visited_20_Internet_20_Link">main.c</text:a> wird die Entwicklungsumgebung Ride7 oder Visual Studio Code empfohlen, zum kompilieren ist ein C8051 Compiler notwendig. Außerdem ist zu beachten, dass die Dateien <text:a xlink:type="simple" xlink:href="https://github.com/Der-Zauberer/LichtprojektHGS/blob/main/Einstellungen.h" text:style-name="Internet_20_link" text:visited-style-name="Visited_20_Internet_20_Link">Einstellungen.h</text:a> und <text:a xlink:type="simple" xlink:href="https://github.com/Der-Zauberer/LichtprojektHGS/blob/main/C_8051F340.h" text:style-name="Internet_20_link" text:visited-style-name="Visited_20_Internet_20_Link">C_8051F340.h</text:a> vorhanden sein müssen.</text:p>
      <table:table table:name="Tabelle3" table:style-name="Tabelle3">
        <table:table-column table:style-name="Tabelle3.A"/>
        <table:table-row>
          <table:table-cell table:style-name="Tabelle3.A1" office:value-type="string">
            <text:p text:style-name="P7">Variablen und Konstanten</text:p>
          </table:table-cell>
        </table:table-row>
        <table:table-row>
          <table:table-cell table:style-name="Tabelle3.A2" office:value-type="string">
            <text:p text:style-name="P10">//Status des Lichtes fuer jeden Raum</text:p>
            <text:p text:style-name="P10">//0=Aus; 1=An</text:p>
            <text:p text:style-name="P9">char lightStatus[] = {0, 0, 0, 0, 0, 0, 0, 0};</text:p>
            <text:p text:style-name="P9"/>
            <text:p text:style-name="P10">//Status des Rolladens</text:p>
            <text:p text:style-name="P9">int shutterStatus = 0;</text:p>
            <text:p text:style-name="P9"/>
            <text:p text:style-name="P10">//Zaehlt von 0 bis 7 fuer den Index von engine[]</text:p>
            <text:p text:style-name="P9">char shutterIndex = 0;</text:p>
            <text:p text:style-name="P9"/>
            <text:p text:style-name="P10">//Enthaelt die Zustände für den Schrittmotor</text:p>
            <text:p text:style-name="P9">unsigned char engine[] = {0b00000001, 0b00000011, 0b00000010, 0b00000110 ,0b00000100, 0b00001100, 0b00001000, 0b00001001};</text:p>
            <text:p text:style-name="P9"/>
            <text:p text:style-name="P9">char SHUTTER_STATUS_MIN = 0;</text:p>
            <text:p text:style-name="P9">int SHUTTER_STATUS_MAX = 2048;</text:p>
            <text:p text:style-name="P9"/>
            <text:p text:style-name="P10">//Enthält die Zustaende für die Sieben-Segment-Anzeige</text:p>
            <text:p text:style-name="P9">unsigned char segmentDigit[] = {0b00111111, 0b00000110, 0b01011011, 0b01001111, 0b01100110, 0b01101101, 0b01111101, 0b00000111, 0b01111111, 0b01101111};</text:p>
            <text:p text:style-name="P9"/>
            <text:p text:style-name="P10">//Zeigt auf welchen Raum gerade Zugegriffen wird</text:p>
            <text:p text:style-name="P10">//Es gibt Raum 0 bis 8</text:p>
            <text:p text:style-name="P9">char room = 0;</text:p>
          </table:table-cell>
        </table:table-row>
      </table:table>
      <text:p text:style-name="Standard"/>
      <table:table table:name="Tabelle4" table:style-name="Tabelle4">
        <table:table-column table:style-name="Tabelle4.A"/>
        <table:table-row>
          <table:table-cell table:style-name="Tabelle4.A1" office:value-type="string">
            <text:p text:style-name="P7">Funktionen</text:p>
          </table:table-cell>
        </table:table-row>
        <table:table-row>
          <table:table-cell table:style-name="Tabelle4.A2" office:value-type="string">
            <text:p text:style-name="P10">//Aktualisiert die LED Anzeige fuer die Lichter</text:p>
            <text:p text:style-name="P9">void updateLights()</text:p>
            <text:p text:style-name="P9"/>
            <text:p text:style-name="P10">//Aktualisiert die 7-Segment Anzeige</text:p>
            <text:p text:style-name="P9">void updateDisplay()</text:p>
            <text:p text:style-name="P9"/>
            <text:p text:style-name="P10">//Initialisiert alle Timer und Interrupts und startet Timer0</text:p>
            <text:p text:style-name="P9">void initialize()</text:p>
            <text:p text:style-name="P9"/>
            <text:p text:style-name="P10">//Wartet 500 Mycrosekunden</text:p>
            <text:p text:style-name="P9">void wait500Mycros()</text:p>
            <text:p text:style-name="P9"/>
            <text:p text:style-name="P10">//Wartet 500 Millisekunden</text:p>
            <text:p text:style-name="P9">void wait500Millis()</text:p>
            <text:p text:style-name="P9"/>
            <text:p text:style-name="P10">//Ueperbrueft ob ein weiterer Raum zur Verfuegung steht, wechselt auf den</text:p>
            <text:p text:style-name="P10">//Raum und laed die Raumeigenschaften fuer die physische Ausgabe</text:p>
            <text:p text:style-name="P9">void incrementRoom()</text:p>
            <text:p text:style-name="P9"/>
            <text:p text:style-name="P10">//Ueperbrueft ob ein weiterer Raum zur Verfuegung steht, wechselt auf den</text:p>
            <text:p text:style-name="P10">//Raum und laed die Raumeigenschaften fuer die physische Ausgabe</text:p>
            <text:p text:style-name="P9">void decrementRoom()</text:p>
            <text:p text:style-name="P9"/>
            <text:p text:style-name="P10">//Setzt das Licht auf den gewuenschten Status</text:p>
            <text:p text:style-name="P10">//status: 0=Zu; 1=Auf; 2=Invertieren</text:p>
            <text:p text:style-name="P10">//room: Der Raum fuer den das Licht gesetzt werden soll</text:p>
            <text:p text:style-name="P9">void setLight(char status, char room)</text:p>
            <text:p text:style-name="P9"/>
            <text:p text:style-name="P10">//Bewegt den Schrittmotor um einen Schritt</text:p>
            <text:p text:style-name="P10">//up: 0=Herunter; 1=Hoch</text:p>
            <text:p text:style-name="P10">//return: Gibt an, ob sich der Motor weiter bewegen lässt 0=Nein; 1=Ja</text:p>
            <text:p text:style-name="P9">int stepShutter(char up)</text:p>
            <text:p text:style-name="P9"/>
            <text:p text:style-name="P10">//Bewegt den Schrittmotor auf die gewuenschte Position</text:p>
            <text:p text:style-name="P10">//up: 0=Herunter; 1=Hoch</text:p>
            <text:p text:style-name="P9">void moveShutter(char up)</text:p>
            <text:p text:style-name="P9"/>
            <text:p text:style-name="P10">//Main-Funktion fuer die Ueberpruefung der Taster</text:p>
            <text:p text:style-name="P9">void main()</text:p>
          </table:table-cell>
        </table:table-row>
      </table:table>
      <text:p text:style-name="Standard"/>
      <text:h text:style-name="P5" text:outline-level="2">Arbeitsablauf</text:h>
      <table:table table:name="Tabelle5" table:style-name="Tabelle5">
        <table:table-column table:style-name="Tabelle5.A"/>
        <table:table-column table:style-name="Tabelle5.B"/>
        <table:table-row>
          <table:table-cell table:style-name="Tabelle5.A1" office:value-type="string">
            <text:p text:style-name="P6">Datum</text:p>
          </table:table-cell>
          <table:table-cell table:style-name="Tabelle5.A1" office:value-type="string">
            <text:p text:style-name="P6">Arbeitsschritt</text:p>
          </table:table-cell>
        </table:table-row>
        <table:table-row>
          <table:table-cell table:style-name="Tabelle5.A2" office:value-type="date" office:date-value="2021-09-20">
            <text:p text:style-name="P8">20.09.2021</text:p>
          </table:table-cell>
          <table:table-cell table:style-name="Tabelle5.A1" office:value-type="string">
            <text:p text:style-name="P8">Einrichtung des Projektes, Einführung in GitHub und implementierung der Raumansteuerung</text:p>
          </table:table-cell>
        </table:table-row>
        <table:table-row>
          <table:table-cell table:style-name="Tabelle5.A2" office:value-type="date" office:date-value="2021-10-04">
            <text:p text:style-name="P8">04.10.2021</text:p>
          </table:table-cell>
          <table:table-cell table:style-name="Tabelle5.A1" office:value-type="string">
            <text:p text:style-name="P8">Umsetzung der Lichsteuerung für jeden Raum</text:p>
          </table:table-cell>
        </table:table-row>
        <table:table-row>
          <table:table-cell table:style-name="Tabelle5.A2" office:value-type="date" office:date-value="2021-10-18">
            <text:p text:style-name="P8">18.10.2021</text:p>
          </table:table-cell>
          <table:table-cell table:style-name="Tabelle5.A1" office:value-type="string">
            <text:p text:style-name="P8">Entwickeln einer Methode zur Ansteuerung des Schrittmotors </text:p>
          </table:table-cell>
        </table:table-row>
        <table:table-row>
          <table:table-cell table:style-name="Tabelle5.A2" office:value-type="date" office:date-value="2021-10-08">
            <text:p text:style-name="P8">08.10.2021</text:p>
          </table:table-cell>
          <table:table-cell table:style-name="Tabelle5.A1" office:value-type="string">
            <text:p text:style-name="P8">Einbindung der Rolladensteuerung in das Gesammtprojekt unter Berücksichtigung der Taster</text:p>
          </table:table-cell>
        </table:table-row>
        <table:table-row>
          <table:table-cell table:style-name="Tabelle5.A2" office:value-type="date" office:date-value="2021-10-22">
            <text:p text:style-name="P8">22.10.2021</text:p>
          </table:table-cell>
          <table:table-cell table:style-name="Tabelle5.A1" office:value-type="string">
            <text:p text:style-name="P8">Optimierung der Rolladensteuerung</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5"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line-height="150%"/>
      <style:text-properties style:font-name="Arial2" fo:font-size="18pt" fo:font-weight="bold" style:font-name-asian="SimSun" style:font-size-asian="18pt" style:font-weight-asian="bold" style:font-name-complex="Arial4"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Arial2" fo:font-size="14pt" fo:font-weight="bold" style:font-name-asian="SimSun" style:font-size-asian="14pt" style:font-weight-asian="bold" style:font-name-complex="Arial4"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3T18:43:46.08</meta:creation-date>
    <dc:date>2021-12-05T21:59:21.68</dc:date>
    <meta:editing-duration>PT1H59M39S</meta:editing-duration>
    <meta:editing-cycles>4</meta:editing-cycles>
    <meta:generator>OpenOffice/4.1.8$Win32 OpenOffice.org_project/418m3$Build-9803</meta:generator>
    <meta:document-statistic meta:table-count="5" meta:image-count="0" meta:object-count="0" meta:page-count="8" meta:paragraph-count="113" meta:word-count="819" meta:character-count="5774"/>
  </office:meta>
</office:document-meta>
</file>